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12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55cm" svg:height="2.612cm" svg:x="1.324cm" svg:y="0.508cm">
          <draw:text-box>
            <text:p text:style-name="P1"><text:span text:style-name="T1">Zainstal owan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Strza_3f_ka" draw:display-name="Strza?k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l" fo:country="PL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trza_3f_k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trza_3f_ka" draw:marker-start-width="0.2cm" draw:marker-end="Strza_3f_ka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creation-date>2000-06-07T14:35:44</meta:creation-date>
    <dc:date>2005-12-08T13:48:33</dc:date>
    <dc:language>pl-PL</dc:language>
    <meta:editing-cycles>4</meta:editing-cycles>
    <meta:editing-duration>PT4M2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